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d320" draw:textarea-vertical-align="middle"/>
    </style:style>
    <style:style style:name="gr2" style:family="graphic" style:parent-style-name="standard">
      <style:graphic-properties draw:fill="solid" draw:fill-color="#579d1c" draw:textarea-vertical-align="middle"/>
    </style:style>
    <style:style style:name="gr3" style:family="graphic" style:parent-style-name="standard">
      <style:graphic-properties draw:fill="solid" draw:fill-color="#ff420e" draw:textarea-vertical-align="middle"/>
    </style:style>
    <style:style style:name="gr4" style:family="graphic" style:parent-style-name="objectwithoutfill">
      <style:graphic-properties svg:stroke-width="0.152cm" svg:stroke-color="#ff950e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52cm" svg:stroke-color="#0084d1" draw:marker-start-width="0.427cm" draw:marker-end-width="0.427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31cm"/>
    </style:style>
    <style:style style:name="gr7" style:family="graphic" style:parent-style-name="objectwithoutfill">
      <style:graphic-properties svg:stroke-width="0.406cm" svg:stroke-color="#4b1f6f" draw:marker-start-width="0.806cm" draw:marker-end-width="0.806cm" draw:fill="none" draw:textarea-vertical-align="middle" fo:padding-top="0.325cm" fo:padding-bottom="0.325cm" fo:padding-left="0.45cm" fo:padding-right="0.4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2" xml:id="id1" draw:id="id1" draw:layer="layout" svg:width="3.81cm" svg:height="2.031cm" svg:x="0.232cm" svg:y="2.783cm">
          <text:p text:style-name="P1"><text:span text:style-name="T1">sleep</text:span></text:p>
        </draw:rect>
        <draw:rect draw:style-name="gr2" draw:text-style-name="P2" xml:id="id4" draw:id="id4" draw:layer="layout" svg:width="3.81cm" svg:height="2.031cm" svg:x="16.234cm" svg:y="2.528cm">
          <text:p text:style-name="P1"><text:span text:style-name="T1">work</text:span></text:p>
        </draw:rect>
        <draw:rect draw:style-name="gr3" draw:text-style-name="P2" xml:id="id3" draw:id="id3" draw:layer="layout" svg:width="1.778cm" svg:height="2.031cm" svg:x="9.075cm" svg:y="0.899cm">
          <text:p text:style-name="P1"><text:span text:style-name="T1">A</text:span></text:p>
        </draw:rect>
        <draw:rect draw:style-name="gr3" draw:text-style-name="P2" xml:id="id2" draw:id="id2" draw:layer="layout" svg:width="1.778cm" svg:height="2.031cm" svg:x="9.122cm" svg:y="4.331cm">
          <text:p text:style-name="P1"><text:span text:style-name="T1">B</text:span></text:p>
        </draw:rect>
        <draw:connector draw:style-name="gr4" draw:text-style-name="P3" draw:layer="layout" draw:type="line" svg:x1="4.042cm" svg:y1="3.798cm" svg:x2="9.122cm" svg:y2="5.346cm" draw:start-shape="id1" draw:start-glue-point="1" draw:end-shape="id2" draw:end-glue-point="3" svg:d="m4042 3798 5080 1548">
          <text:p/>
        </draw:connector>
        <draw:connector draw:style-name="gr5" draw:text-style-name="P3" draw:layer="layout" draw:type="line" svg:x1="4.042cm" svg:y1="3.798cm" svg:x2="9.075cm" svg:y2="1.914cm" draw:start-shape="id1" draw:start-glue-point="1" draw:end-shape="id3" draw:end-glue-point="3" svg:d="m4042 3798 5033-1884">
          <text:p/>
        </draw:connector>
        <draw:connector draw:style-name="gr4" draw:text-style-name="P3" draw:layer="layout" draw:type="line" svg:x1="10.853cm" svg:y1="1.914cm" svg:x2="16.234cm" svg:y2="3.543cm" draw:start-shape="id3" draw:start-glue-point="1" draw:end-shape="id4" draw:end-glue-point="3" svg:d="m10853 1914 5381 1629">
          <text:p/>
        </draw:connector>
        <draw:connector draw:style-name="gr5" draw:text-style-name="P3" draw:layer="layout" draw:type="line" svg:x1="10.9cm" svg:y1="5.346cm" svg:x2="16.234cm" svg:y2="3.543cm" draw:start-shape="id2" draw:start-glue-point="1" draw:end-shape="id4" draw:end-glue-point="3" svg:d="m10900 5346 5334-1803">
          <text:p/>
        </draw:connector>
        <draw:frame draw:style-name="gr6" draw:text-style-name="P4" draw:layer="layout" svg:width="1.986cm" svg:height="2.981cm" svg:x="5.242cm" svg:y="0.815cm">
          <draw:text-box>
            <text:p text:style-name="P4"><text:span text:style-name="T2">45 </text:span></text:p>
            <text:p text:style-name="P4"><text:span text:style-name="T2">min</text:span></text:p>
          </draw:text-box>
        </draw:frame>
        <draw:frame draw:style-name="gr6" draw:text-style-name="P4" draw:layer="layout" svg:width="1.986cm" svg:height="2.981cm" svg:x="12.578cm" svg:y="4.522cm">
          <draw:text-box>
            <text:p text:style-name="P4"><text:span text:style-name="T2">45 </text:span></text:p>
            <text:p text:style-name="P4"><text:span text:style-name="T2">min</text:span></text:p>
          </draw:text-box>
        </draw:frame>
        <draw:frame draw:style-name="gr6" draw:text-style-name="P4" draw:layer="layout" svg:width="2.748cm" svg:height="2.981cm" svg:x="5.007cm" svg:y="4.655cm">
          <draw:text-box>
            <text:p text:style-name="P4"><text:span text:style-name="T2">N/100 </text:span></text:p>
            <text:p text:style-name="P4"><text:span text:style-name="T2">min</text:span></text:p>
          </draw:text-box>
        </draw:frame>
        <draw:frame draw:style-name="gr6" draw:text-style-name="P4" draw:layer="layout" svg:width="2.748cm" svg:height="2.981cm" svg:x="12.278cm" svg:y="0.578cm">
          <draw:text-box>
            <text:p text:style-name="P4"><text:span text:style-name="T2">N/100 </text:span></text:p>
            <text:p text:style-name="P4"><text:span text:style-name="T2">min</text:span></text:p>
          </draw:text-box>
        </draw:frame>
        <draw:connector draw:style-name="gr7" draw:text-style-name="P3" draw:layer="layout" draw:type="line" svg:x1="9.964cm" svg:y1="2.93cm" svg:x2="10.011cm" svg:y2="4.331cm" draw:start-shape="id3" draw:start-glue-point="2" draw:end-shape="id2" draw:end-glue-point="0" svg:d="m9964 2930 47 1401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3.484cm" svg:x="1cm" svg:y="4.178cm"/>
      <draw:page-thumbnail draw:layer="backgroundobjects" svg:width="9.294cm" svg:height="3.484cm" svg:x="1cm" svg:y="12.226cm"/>
      <draw:page-thumbnail draw:layer="backgroundobjects" svg:width="9.294cm" svg:height="3.484cm" svg:x="1cm" svg:y="20.274cm"/>
      <draw:page-thumbnail draw:layer="backgroundobjects" svg:width="9.294cm" svg:height="3.484cm" svg:x="11.295cm" svg:y="4.178cm"/>
      <draw:page-thumbnail draw:layer="backgroundobjects" svg:width="9.294cm" svg:height="3.484cm" svg:x="11.295cm" svg:y="12.226cm"/>
      <draw:page-thumbnail draw:layer="backgroundobjects" svg:width="9.294cm" svg:height="3.484cm" svg:x="11.295cm" svg:y="20.274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15T21:41:43</meta:creation-date>
    <meta:editing-duration>PT18M26S</meta:editing-duration>
    <meta:editing-cycles>7</meta:editing-cycles>
    <dc:date>2014-07-15T22:00:04</dc:date>
    <meta:generator>OpenOffice.org/3.4.1$Unix OpenOffice.org_project/341m1$Build-9593</meta:generator>
    <meta:document-statistic meta:object-count="36"/>
  </office:meta>
</office:document-meta>
</file>